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3700000324F901E67E57B47FA6.png" manifest:media-type="image/png"/>
  <manifest:file-entry manifest:full-path="Pictures/1000000000000421000000B8DD2C2626BEB92046.jpg" manifest:media-type="image/jpeg"/>
  <manifest:file-entry manifest:full-path="Pictures/10000201000004AB000002E2DF7F31D8D73E918F.png" manifest:media-type="image/png"/>
  <manifest:file-entry manifest:full-path="Pictures/1000000000000F0000000870245D2F1E9F4BB8B6.jpg" manifest:media-type="image/jpeg"/>
  <manifest:file-entry manifest:full-path="Pictures/1000020100000410000001A21CB2B82B54915993.png" manifest:media-type="image/png"/>
  <manifest:file-entry manifest:full-path="Pictures/1000020100000496000002D89A9F0AAA7BA74594.png" manifest:media-type="image/png"/>
  <manifest:file-entry manifest:full-path="Pictures/100002010000053700000324912FFB6A1BDD0CB2.png" manifest:media-type="image/png"/>
  <manifest:file-entry manifest:full-path="Pictures/1000020100000496000002D8213732E262E91C7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2" svg:font-family="メイリオ" style:font-adornments="レギュラー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メイリオ1" svg:font-family="メイリオ" style:font-adornments="レギュラー" style:font-family-generic="roman" style:font-pitch="variable"/>
    <style:font-face style:name="Arial Unicode MS" svg:font-family="'Arial Unicode MS'" style:font-family-generic="system" style:font-pitch="variable"/>
    <style:font-face style:name="TakaoPGothic" svg:font-family="TakaoPGothic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70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2.33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2.33cm"/>
    </style:style>
    <style:style style:name="P1" style:family="paragraph">
      <style:text-properties fo:font-size="2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 presentation:user-transformed="true">
          <draw:text-box>
            <text:p>NanoPiでGitWeb</text:p>
          </draw:text-box>
        </draw:frame>
        <draw:frame presentation:style-name="pr2" draw:text-style-name="P1" draw:layer="layout" svg:width="13.6cm" svg:height="1.706cm" svg:x="11.4cm" svg:y="11.494cm" presentation:class="title" presentation:user-transformed="true">
          <draw:text-box>
            <text:p><text:span text:style-name="T1">TANAKA Hidemune</text:span></text:p>
          </draw:text-box>
        </draw:frame>
        <draw:frame draw:style-name="gr1" draw:text-style-name="P2" draw:layer="layout" svg:width="4.6cm" svg:height="1.204cm" svg:x="0cm" svg:y="20.152cm">
          <draw:text-box>
            <text:p>Hit F5 Key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2.33cm" svg:x="1.4cm" svg:y="0.558cm" presentation:class="title">
          <draw:text-box>
            <text:p>GitHubが売られてゆくよ（ドナドナ〜）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tHub買収を記念して自分でGitサーバを立ててみたい。</text:p>
              </text:list-item>
              <text:list-item>
                <text:p>とりあえずローカルに立てて実験できればOK。</text:p>
              </text:list-item>
              <text:list-item>
                <text:p>NanoPiというものがあるらしい。</text:p>
              </text:list-item>
              <text:list-item>
                <text:p>早速購入してサーバを組み立てよう…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サーバの組み立て！</text:p>
          </draw:text-box>
        </draw:frame>
        <draw:frame presentation:style-name="pr8" draw:layer="layout" svg:width="25.199cm" svg:height="12.179cm" svg:x="1.201cm" svg:y="3.421cm" presentation:class="outline" presentation:user-transformed="true">
          <draw:text-box>
            <text:list text:style-name="L2">
              <text:list-item>
                <text:p>NanoPi NEO2と、HDDと電源を結束バンドで縛って</text:p>
                <text:p>できあがり！　秋月でNASキット品切れだったし。</text:p>
              </text:list-item>
            </text:list>
          </draw:text-box>
        </draw:frame>
        <draw:frame draw:style-name="gr3" draw:text-style-name="P4" draw:layer="layout" svg:width="19.102cm" svg:height="10.744cm" svg:x="4.098cm" svg:y="7.256cm">
          <draw:image xlink:href="Pictures/1000000000000F0000000870245D2F1E9F4BB8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10" draw:layer="layout" svg:width="25.199cm" svg:height="2.33cm" svg:x="1.4cm" svg:y="0.558cm" presentation:class="title">
          <draw:text-box>
            <text:p>OSとか</text:p>
          </draw:text-box>
        </draw:frame>
        <draw:frame presentation:style-name="pr8" draw:layer="layout" svg:width="25.199cm" svg:height="16.2cm" svg:x="1.4cm" svg:y="3.4cm" presentation:class="outline" presentation:user-transformed="true">
          <draw:text-box>
            <text:list text:style-name="L2">
              <text:list-item>
                <text:p>OSは、DebianのNASのを入れました。</text:p>
                <text:p><text:span text:style-name="T2">nanopi-neo2_debian-nas-jessie_4.14.0_20171208.img.zip</text:span></text:p>
              </text:list-item>
              <text:list-item>
                <text:p>書き込みにWindowsが必要らしいので、Linuxでの</text:p>
                <text:p>書き込みを諦め、慣れないWindowsで作業。</text:p>
              </text:list-item>
              <text:list-item>
                <text:p>IPアドレスを適当に当たりをつけてSSHで入って</text:p>
                <text:p>rootパスワードを変更してから固定IP化しました。</text:p>
              </text:list-item>
              <text:list-item>
                <text:p>設定失敗したけどLinuxからMicroSDマウントして</text:p>
                <text:p>設定ファイル書き換えて直す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10" draw:layer="layout" svg:width="25.199cm" svg:height="2.33cm" svg:x="1.4cm" svg:y="0.558cm" presentation:class="title">
          <draw:text-box>
            <text:p>Gitを入れるよ！</text:p>
          </draw:text-box>
        </draw:frame>
        <draw:frame presentation:style-name="pr8" draw:layer="layout" svg:width="25.199cm" svg:height="12.179cm" svg:x="1.4cm" svg:y="4cm" presentation:class="outline" presentation:user-transformed="true">
          <draw:text-box>
            <text:list text:style-name="L2">
              <text:list-item>
                <text:p>Nginx をPurgeした後、Apache2を入れてみた。</text:p>
              </text:list-item>
              <text:list-item>
                <text:p>GitとGitWebを入れてみた。</text:p>
                <text:p/>
              </text:list-item>
            </text:list>
          </draw:text-box>
        </draw:frame>
        <draw:frame draw:style-name="gr3" draw:text-style-name="P4" draw:layer="layout" svg:width="17.2cm" svg:height="10.665cm" svg:x="6cm" svg:y="7.4cm">
          <draw:image xlink:href="Pictures/1000020100000496000002D89A9F0AAA7BA745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使い方ページを作るよ！</text:p>
          </draw:text-box>
        </draw:frame>
        <draw:frame presentation:style-name="pr8" draw:layer="layout" svg:width="25.199cm" svg:height="12.179cm" svg:x="1.2cm" svg:y="3.6cm" presentation:class="outline" presentation:user-transformed="true">
          <draw:text-box>
            <text:list text:style-name="L2">
              <text:list-item>
                <text:p>READMEを書いてコミットするだけ。</text:p>
              </text:list-item>
              <text:list-item>
                <text:p>コピーしやすいように、CSSいじって行番号を選択できなく</text:p>
                <text:p>したりした。</text:p>
              </text:list-item>
            </text:list>
          </draw:text-box>
        </draw:frame>
        <draw:frame draw:style-name="gr3" draw:text-style-name="P4" draw:layer="layout" svg:width="17.417cm" svg:height="10.8cm" svg:x="8.8cm" svg:y="7.2cm">
          <draw:image xlink:href="Pictures/1000020100000496000002D8213732E262E91C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10" draw:layer="layout" svg:width="25.199cm" svg:height="2.33cm" svg:x="1.4cm" svg:y="0.558cm" presentation:class="title">
          <draw:text-box>
            <text:p>Cloneとかできるんかな</text:p>
          </draw:text-box>
        </draw:frame>
        <draw:frame presentation:style-name="pr8" draw:layer="layout" svg:width="25.199cm" svg:height="12.179cm" svg:x="1.4cm" svg:y="3.421cm" presentation:class="outline" presentation:user-transformed="true">
          <draw:text-box>
            <text:list text:style-name="L2">
              <text:list-item>
                <text:p>でけた。</text:p>
              </text:list-item>
            </text:list>
          </draw:text-box>
        </draw:frame>
        <draw:frame draw:style-name="gr3" draw:text-style-name="P4" draw:layer="layout" svg:width="22.285cm" svg:height="13.761cm" svg:x="2.6cm" svg:y="4.6cm">
          <draw:image xlink:href="Pictures/10000201000004AB000002E2DF7F31D8D73E91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ブラウザ上でリポジトリを作れるようにした</text:p>
          </draw:text-box>
        </draw:frame>
        <draw:frame presentation:style-name="pr8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いちいちSSH叩くのは面倒なので</text:p>
              </text:list-item>
            </text:list>
          </draw:text-box>
        </draw:frame>
        <draw:frame draw:style-name="gr3" draw:text-style-name="P4" draw:layer="layout" svg:width="18.838cm" svg:height="11.345cm" svg:x="0.6cm" svg:y="4.655cm">
          <draw:image xlink:href="Pictures/100002010000053700000324F901E67E57B47FA6.png" xlink:type="simple" xlink:show="embed" xlink:actuate="onLoad">
            <text:p/>
          </draw:image>
        </draw:frame>
        <draw:frame draw:style-name="gr3" draw:text-style-name="P4" draw:layer="layout" svg:width="20.167cm" svg:height="12.145cm" svg:x="7.233cm" svg:y="6.255cm">
          <draw:image xlink:href="Pictures/100002010000053700000324912FFB6A1BDD0CB2.png" xlink:type="simple" xlink:show="embed" xlink:actuate="onLoad">
            <text:p/>
          </draw:image>
        </draw:frame>
        <draw:line draw:style-name="gr4" draw:text-style-name="P4" draw:layer="layout" svg:x1="2.8cm" svg:y1="14.8cm" svg:x2="7.4cm" svg:y2="8.6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最後に　〜 モノづくりって楽しいよね 〜</text:p>
          </draw:text-box>
        </draw:frame>
        <draw:frame presentation:style-name="pr8" draw:layer="layout" svg:width="25.199cm" svg:height="12.179cm" svg:x="1.6cm" svg:y="3.821cm" presentation:class="outline" presentation:user-transformed="true">
          <draw:text-box>
            <text:list text:style-name="L2">
              <text:list-header>
                <text:p><text:a xlink:href="http://tanaka-cs.co.jp/emotion.html" xlink:type="simple">http://tanaka-cs.co.jp/emotion.html</text:a></text:p>
              </text:list-header>
              <text:list-item>
                <text:p>普段は趣味で上のリンクみたいなソフトを作ってます。</text:p>
                <text:p>〜 感情と言語の地図 〜</text:p>
              </text:list-item>
            </text:list>
          </draw:text-box>
        </draw:frame>
        <draw:frame draw:style-name="gr3" draw:text-style-name="P4" draw:layer="layout" svg:width="23.949cm" svg:height="9.626cm" svg:x="1.651cm" svg:y="8.374cm">
          <draw:image xlink:href="Pictures/1000020100000410000001A21CB2B82B549159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2" svg:font-family="メイリオ" style:font-adornments="レギュラー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メイリオ1" svg:font-family="メイリオ" style:font-adornments="レギュラー" style:font-family-generic="roman" style:font-pitch="variable"/>
    <style:font-face style:name="Arial Unicode MS" svg:font-family="'Arial Unicode MS'" style:font-family-generic="system" style:font-pitch="variable"/>
    <style:font-face style:name="TakaoPGothic" svg:font-family="TakaoPGothic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メイリオ2" fo:font-family="メイリオ" style:font-style-name="レギュラー" style:font-family-generic="modern" style:font-pitch="variable" fo:font-size="18pt" fo:font-style="normal" fo:text-shadow="none" style:text-underline-style="none" fo:font-weight="normal" style:letter-kerning="true" style:font-name-asian="メイリオ2" style:font-family-asian="メイリオ" style:font-style-name-asian="レギュラー" style:font-family-generic-asian="modern" style:font-pitch-asian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paragraph-properties style:writing-mode="lr-tb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svg:stroke-color="#3465a4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メイリオ2" fo:font-family="メイリオ" style:font-style-name="レギュラー" style:font-family-generic="modern" style:font-pitch="variable" fo:font-size="20pt" fo:font-style="normal" fo:text-shadow="none" style:text-underline-style="none" fo:font-weight="normal" style:letter-kerning="true" fo:background-color="#ffffff" style:font-name-asian="メイリオ2" style:font-family-asian="メイリオ" style:font-style-name-asian="レギュラー" style:font-family-generic-asian="modern" style:font-pitch-asian="variable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 style:writing-mode="lr-tb"/>
      <style:text-properties fo:font-variant="normal" fo:text-transform="none" fo:color="#0066cc" style:text-outline="false" style:text-line-through-style="none" style:text-line-through-type="none" style:font-name="メイリオ2" fo:font-family="メイリオ" style:font-style-name="レギュラー" style:font-family-generic="modern" style:font-pitch="variable" fo:font-size="28pt" fo:font-style="normal" fo:text-shadow="none" style:text-underline-style="none" fo:font-weight="normal" style:letter-kerning="true" fo:background-color="transparent" style:font-name-asian="メイリオ2" style:font-family-asian="メイリオ" style:font-style-name-asian="レギュラー" style:font-family-generic-asian="modern" style:font-pitch-asian="variable" style:font-size-asian="22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メイリオ2" fo:font-family="メイリオ" style:font-style-name="レギュラー" style:font-family-generic="modern" style:font-pitch="variable" fo:font-size="32pt" fo:font-style="normal" fo:text-shadow="none" style:text-underline-style="none" fo:font-weight="normal" style:letter-kerning="true" fo:background-color="#ffffff" style:font-name-asian="メイリオ2" style:font-family-asian="メイリオ" style:font-style-name-asian="レギュラー" style:font-family-generic-asian="modern" style:font-pitch-asian="variable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ffff" style:text-outline="false" style:text-line-through-style="none" style:text-line-through-type="none" style:font-name="メイリオ2" fo:font-family="メイリオ" style:font-style-name="レギュラー" style:font-family-generic="modern" style:font-pitch="variable" fo:font-size="44pt" fo:font-style="normal" fo:text-shadow="none" style:text-underline-style="none" fo:font-weight="normal" style:letter-kerning="true" fo:background-color="transparent" style:font-name-asian="メイリオ2" style:font-family-asian="メイリオ" style:font-style-name-asian="レギュラー" style:font-family-generic-asian="moder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02:49:31.329266501</meta:creation-date>
    <meta:editing-duration>PT36M41S</meta:editing-duration>
    <meta:editing-cycles>12</meta:editing-cycles>
    <meta:generator>LibreOffice/5.2.0.4$Windows_x86 LibreOffice_project/066b007f5ebcc236395c7d282ba488bca6720265</meta:generator>
    <dc:title>Blue Curve</dc:title>
    <dc:date>2018-06-21T22:43:01.690000000</dc:date>
    <meta:document-statistic meta:object-count="80"/>
  </office:meta>
</office:document-meta>
</file>